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paragraph-properties fo:break-before="column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 style:list-style-name="L16"/>
    <style:style style:name="P11" style:family="paragraph" style:parent-style-name="Text_20_body" style:list-style-name="L17"/>
    <style:style style:name="P12" style:family="paragraph" style:parent-style-name="Text_20_body" style:list-style-name="L20"/>
    <style:style style:name="P13" style:family="paragraph" style:parent-style-name="xml" style:list-style-name="L1"/>
    <style:style style:name="P14" style:family="paragraph" style:parent-style-name="xml" style:list-style-name="L2"/>
    <style:style style:name="P15" style:family="paragraph" style:parent-style-name="xml" style:list-style-name="L5"/>
    <style:style style:name="P16" style:family="paragraph" style:parent-style-name="xml" style:list-style-name="L26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5">
      <style:text-properties fo:background-color="transparent"/>
    </style:style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 style:list-style-name="L8"/>
    <style:style style:name="P25" style:family="paragraph" style:parent-style-name="Standard" style:list-style-name="L9"/>
    <style:style style:name="P26" style:family="paragraph" style:parent-style-name="Standard" style:list-style-name="L10"/>
    <style:style style:name="P27" style:family="paragraph" style:parent-style-name="Standard" style:list-style-name="L11"/>
    <style:style style:name="P28" style:family="paragraph" style:parent-style-name="Standard" style:list-style-name="L12"/>
    <style:style style:name="P29" style:family="paragraph" style:parent-style-name="Standard" style:list-style-name="L13"/>
    <style:style style:name="P30" style:family="paragraph" style:parent-style-name="Standard" style:list-style-name="L14"/>
    <style:style style:name="P31" style:family="paragraph" style:parent-style-name="Standard" style:list-style-name="L14">
      <style:text-properties fo:background-color="#ffff00"/>
    </style:style>
    <style:style style:name="P32" style:family="paragraph" style:parent-style-name="Standard" style:list-style-name="L15"/>
    <style:style style:name="P33" style:family="paragraph" style:parent-style-name="Standard" style:list-style-name="L16"/>
    <style:style style:name="P34" style:family="paragraph" style:parent-style-name="Standard" style:list-style-name="L18"/>
    <style:style style:name="P35" style:family="paragraph" style:parent-style-name="Standard" style:list-style-name="L19"/>
    <style:style style:name="P36" style:family="paragraph" style:parent-style-name="Standard" style:list-style-name="L21"/>
    <style:style style:name="P37" style:family="paragraph" style:parent-style-name="Standard" style:list-style-name="L20"/>
    <style:style style:name="P38" style:family="paragraph" style:parent-style-name="Standard" style:list-style-name="L22"/>
    <style:style style:name="P39" style:family="paragraph" style:parent-style-name="Standard" style:list-style-name="L23"/>
    <style:style style:name="P40" style:family="paragraph" style:parent-style-name="Standard" style:list-style-name="L24"/>
    <style:style style:name="P41" style:family="paragraph" style:parent-style-name="Standard" style:list-style-name="L25"/>
    <style:style style:name="P42" style:family="paragraph" style:parent-style-name="Standard" style:list-style-name="L26"/>
    <style:style style:name="P43" style:family="paragraph" style:parent-style-name="Standard" style:list-style-name="L27"/>
    <style:style style:name="P44" style:family="paragraph" style:parent-style-name="Standard" style:list-style-name="L28"/>
    <style:style style:name="P45" style:family="paragraph" style:parent-style-name="Standard" style:list-style-name="L29"/>
    <style:style style:name="P46" style:family="paragraph" style:parent-style-name="Heading_20_1" style:list-style-name=""/>
    <style:style style:name="T1" style:family="text">
      <style:text-properties fo:background-color="transparent"/>
    </style:style>
    <style:style style:name="T2" style:family="text">
      <style:text-properties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Balisage corps des lettres<text:tab/>1</text:p>
          <text:p text:style-name="P8">1)Structuration du corps de document <text:tab/>1</text:p>
          <text:p text:style-name="P8">2)Balises spécifiques lettre<text:tab/>1</text:p>
          <text:p text:style-name="P7">Titres courants et en-têtes formalisées<text:tab/>1</text:p>
          <text:p text:style-name="P7">Formule de début de lettre<text:tab/>2</text:p>
          <text:p text:style-name="P7">Formule de fin de lettre<text:tab/>2</text:p>
          <text:p text:style-name="P7">post-scriptum <text:tab/>2</text:p>
          <text:p text:style-name="P7">références à d'autres lettres d'une correspondance <text:tab/>2</text:p>
          <text:p text:style-name="P8">3)Entités nommées<text:tab/>3</text:p>
          <text:p text:style-name="P8">4)Notes et annotations<text:tab/>4</text:p>
          <text:p text:style-name="P8">5)Formes graphiques<text:tab/>4</text:p>
          <text:p text:style-name="P8">6)balises de transcription/apparat critique <text:tab/>5</text:p>
          <text:p text:style-name="P7">abréviation<text:tab/>6</text:p>
          <text:p text:style-name="P7">correction<text:tab/>6</text:p>
          <text:p text:style-name="P7">régularisation<text:tab/>6</text:p>
          <text:p text:style-name="P8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9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5133795659653895032" text:style-name="L1">
        <text:list-item>
          <text:p text:style-name="P13"><text:span text:style-name="xmlc">&lt;div&gt; </text:span>[obligatoire] pour la structure d'un document de correspondance (lettre, carte postale...)</text:p>
        </text:list-item>
      </text:list>
      <text:list xml:id="list3937219884270618717" text:style-name="L2">
        <text:list-item>
          <text:list>
            <text:list-item>
              <text:p text:style-name="P14"><text:span text:style-name="xmlc">@type</text:span> pour préciser le type de document, éventuellement l'enveloppe si elle est transcrite </text:p>
              <text:list>
                <text:list-item>
                  <text:p text:style-name="P14">valeurs possibles: "letter" (lettre)| "envelope "(enveloppe)| "note" (billet, document transmis entre deux correspondants et qui ne respecte pas les formes épistolaires)| "postcard "(carte postale)| telegram (télagramme) |"attachment "(pièce jointe)</text:p>
                </text:list-item>
              </text:list>
            </text:list-item>
            <text:list-item>
              <text:p text:style-name="P17"><text:span text:style-name="xmlc">&lt;p&gt; </text:span>[obligatoire] </text:p>
            </text:list-item>
          </text:list>
        </text:list-item>
      </text:list>
      <text:p text:style-name="xml"/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8831750757926062536" text:style-name="L3">
        <text:list-item>
          <text:p text:style-name="P18"><text:span text:style-name="xml">&lt;fw&gt; <text:s/></text:span>pour les titres courants, en-têtes formalisées <text:s/></text:p>
        </text:list-item>
      </text:list>
      <text:list xml:id="list336717516933781954" text:style-name="L4">
        <text:list-item>
          <text:list>
            <text:list-item>
              <text:p text:style-name="P19"><text:span text:style-name="xmlc">@type</text:span> si plusieurs sortes de titres courants</text:p>
              <text:list>
                <text:list-item>
                  <text:p text:style-name="P19">valeurs suggérées:</text:p>
                  <text:p text:style-name="P19">- <text:span text:style-name="xmlc">" header "</text:span> un titre courant en haut de page</text:p>
                  <text:p text:style-name="P19">- <text:span text:style-name="xmlc">" footer "</text:span> un titre courant en bas de page</text:p>
                  <text:p text:style-name="P19">- <text:span text:style-name="xmlc">" pageNum " </text:span>un numéro de page ou symbole de foliation</text:p>
                  <text:p text:style-name="P19">- <text:span text:style-name="xmlc">" lineNume "</text:span> numéro d'une ligne en prose ou en vers</text:p>
                  <text:p text:style-name="P19">- <text:span text:style-name="xmlc">" sig "</text:span> marque de cahier</text:p>
                  <text:p text:style-name="P19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3" text:outline-level="3">Formule de début de lettre</text:h>
      <text:p text:style-name="xml"/>
      <text:p text:style-name="xml"><text:span text:style-name="xml">text/body/div/</text:span></text:p>
      <text:p text:style-name="xml"><text:span text:style-name="xml"/></text:p>
      <text:list xml:id="list5146120878420013111" text:style-name="L5">
        <text:list-item>
          <text:p text:style-name="P15"><text:span text:style-name="xmlc">&lt;opener&gt;</text:span> formule de début de lettre regroupant des informations préliminaires au commencement d'une lettre </text:p>
          <text:list>
            <text:list-item>
              <text:p text:style-name="P20"><text:span text:style-name="xml">&lt;salute&gt;</text:span> formule d'apostrophe </text:p>
            </text:list-item>
            <text:list-item>
              <text:p text:style-name="P20"><text:span text:style-name="xmlc">&lt;address&gt;</text:span> pour baliser une adresse postale présente dans la formule de début de lettre</text:p>
              <text:list>
                <text:list-item>
                  <text:p text:style-name="P20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20"><text:soft-page-break/><text:span text:style-name="xmlc">address/addrLine <text:s/></text:span>ligne d'une adresse </text:p>
            </text:list-item>
            <text:list-item>
              <text:p text:style-name="P20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 </text:span></text:p>
      <text:p text:style-name="xml"><text:span text:style-name="xml"/></text:p>
      <text:list xml:id="list34346476" text:continue-numbering="true" text:style-name="L5">
        <text:list-item>
          <text:p text:style-name="P15"><text:span text:style-name="xmlc">&lt;closer&gt;</text:span> formule de fin de lettre regroupant des informations préliminaires à la fin d'une lettre </text:p>
          <text:list>
            <text:list-item>
              <text:p text:style-name="P20"><text:span text:style-name="xml">&lt;salute&gt;</text:span> formule de politesse de fin de lettre</text:p>
            </text:list-item>
            <text:list-item>
              <text:p text:style-name="P20"><text:span text:style-name="xmlc">&lt;address&gt;</text:span> pour baliser une adresse postale présente dans la formule finale</text:p>
              <text:list>
                <text:list-item>
                  <text:p text:style-name="P20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20"><text:span text:style-name="xmlc">address/addrLine <text:s/></text:span><text:s/>ligne d'une adresse</text:p>
            </text:list-item>
            <text:list-item>
              <text:p text:style-name="P21"><text:span text:style-name="xmlc">&lt;dateline&gt;</text:span> pour la mention d'une date dans la formule finale</text:p>
            </text:list-item>
            <text:list-item>
              <text:p text:style-name="P21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list xml:id="list1478125409628441542" text:style-name="L6">
        <text:list-item>
          <text:p text:style-name="P22"><text:span text:style-name="xmlc">@n</text:span> pour les numéroter si plusieurs </text:p>
        </text:list-item>
      </text:list>
      <text:p text:style-name="Standard"/>
      <text:h text:style-name="Heading_20_3" text:outline-level="3">références à d'autres lettres d'une correspondance </text:h>
      <text:p text:style-name="xml"><text:span text:style-name="xml"/></text:p>
      <text:p text:style-name="xml"><text:span text:style-name="xml">div/p/</text:span></text:p>
      <text:list xml:id="list7899090823226649312" text:style-name="L7">
        <text:list-item>
          <text:p text:style-name="P23"><text:span text:style-name="xmlc">&lt;ref&gt; </text:span>permet de faire des connexions internes au corpus en balisant la mention d'une autre lettre </text:p>
          <text:list>
            <text:list-item>
              <text:p text:style-name="P23"><text:span text:style-name="xmlc">@target</text:span> pour renvoyer vers cette autre lettre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p text:style-name="Standard"/>
      <text:h text:style-name="Heading_20_2" text:outline-level="2">Entités nommées</text:h>
      <text:p text:style-name="Standard"/>
      <text:p text:style-name="xml"><text:span text:style-name="xml">div/p/</text:span></text:p>
      <text:p text:style-name="Standard"/>
      <text:list xml:id="list7459331163459482482" text:style-name="L8">
        <text:list-item>
          <text:p text:style-name="P24"><text:span text:style-name="xmlc">&lt;persName&gt;</text:span> pour baliser un nom de personnes dans le corps de lettre </text:p>
          <text:list>
            <text:list-item>
              <text:p text:style-name="P24"><text:span text:style-name="xmlc">@xml:id</text:span> pour créer un identifiant unique</text:p>
            </text:list-item>
            <text:list-item>
              <text:p text:style-name="P24"><text:soft-page-break/><text:span text:style-name="xmlc">@key</text:span> pour identifier par un moyen externe (ex nom normalisé d'une base de données) une entité nommée (ex. <text:span text:style-name="xmlc">&lt;persName key= "Hugo, Victor (1802-1885) "</text:span>)</text:p>
            </text:list-item>
            <text:list-item>
              <text:p text:style-name="P24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34327059" text:continue-numbering="true" text:style-name="L8">
        <text:list-item>
          <text:p text:style-name="P24"><text:span text:style-name="xmlc">&lt;placeName&gt;</text:span> pour baliser un lieu dans le corps de la lettre</text:p>
          <text:list>
            <text:list-item>
              <text:p text:style-name="P24"><text:span text:style-name="xmlc">@xml:id</text:span> pour créer un identifiant unique</text:p>
            </text:list-item>
            <text:list-item>
              <text:p text:style-name="P24"><text:span text:style-name="xmlc">@key</text:span> pour identifier par un moyen externe (ex nom normalisé d'une base de données) une entité nommée</text:p>
            </text:list-item>
            <text:list-item>
              <text:p text:style-name="P24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180295907738578511" text:style-name="L9">
        <text:list-item>
          <text:p text:style-name="P25"><text:span text:style-name="xml"><text:span text:style-name="T1">&lt;orgName&gt;</text:span></text:span><text:span text:style-name="xmlc"><text:span text:style-name="T1"> <text:s/></text:span></text:span>pour baliser le nom d'une institution ou entreprise </text:p>
          <text:list>
            <text:list-item>
              <text:p text:style-name="P25"><text:span text:style-name="xmlc">@xml:id</text:span> pour créer un identifiant unique</text:p>
            </text:list-item>
            <text:list-item>
              <text:p text:style-name="P25"><text:span text:style-name="xmlc">@key</text:span> pour identifier par un moyen externe (ex nom normalisé d'une base de données) une entité nommée</text:p>
            </text:list-item>
            <text:list-item>
              <text:p text:style-name="P25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8730749280952757425" text:style-name="L10">
        <text:list-item>
          <text:p text:style-name="P26"><text:span text:style-name="xmlc"><text:span text:style-name="T1">&lt;date&gt;</text:span></text:span><text:span text:style-name="T1"> pour baliser les dates </text:span></text:p>
          <text:list>
            <text:list-item>
              <text:p text:style-name="P26"><text:span text:style-name="xmlc">@when</text:span> <text:s/>date exacte de l'événement sous une forme normalisée, aaaa-mm-jj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26"><text:span text:style-name="xmlc">@notBefore</text:span> <text:tab/>date la plus ancienne de l'événement sous une forme normalisée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26"><text:span text:style-name="xmlc"><text:span text:style-name="T1">@notAfter</text:span></text:span><text:span text:style-name="T1"> <text:tab/>date la plus récente de l'événement sous une forme normalisée, aaaa-mm-jj, (ex. </text:span><text:span text:style-name="xmlc"><text:span text:style-name="T1">" 2001-01-01 "</text:span></text:span><text:span text:style-name="T1">) ou aaaa-mm (</text:span><text:span text:style-name="xmlc"><text:span text:style-name="T1">" 2001-01 ") </text:span></text:span><text:span text:style-name="T1">ou aaaa</text:span><text:span text:style-name="xmlc"><text:span text:style-name="T1"> (" 2001")</text:span></text:span></text:p>
            </text:list-item>
          </text:list>
        </text:list-item>
      </text:list>
      <text:p text:style-name="P3"/>
      <text:p text:style-name="P3">[obligatoire] pour &lt;date&gt; soit un <text:span text:style-name="xmlc"><text:span text:style-name="T2">@when</text:span></text:span><text:span text:style-name="xmlc"> </text:span>soit un <text:span text:style-name="xmlc"><text:span text:style-name="T2">@notBefore</text:span></text:span> et/ou <text:span text:style-name="xmlc"><text:span text:style-name="T2">@notAfter</text:span></text:span></text:p>
      <text:p text:style-name="P3"/>
      <text:p text:style-name="P3"/>
      <text:list xml:id="list34351368" text:continue-numbering="true" text:style-name="L10">
        <text:list-item>
          <text:p text:style-name="P26"><text:span text:style-name="xmlc"><text:span text:style-name="T1">&lt;bibl&gt;</text:span></text:span><text:span text:style-name="T1"> pour baliser les titres d’œuvres et les références bibliographique</text:span></text:p>
        </text:list-item>
      </text:list>
      <text:list xml:id="list5779363905924953322" text:style-name="L11">
        <text:list-item>
          <text:list>
            <text:list-item>
              <text:p text:style-name="P27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27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6113432242885979805" text:style-name="L12">
        <text:list-item>
          <text:list>
            <text:list-item>
              <text:p text:style-name="P28"><text:span text:style-name="xmlc"><text:span text:style-name="T1">@type</text:span></text:span><text:span text:style-name="T1"> pour le type d’œuvre</text:span></text:p>
              <text:list>
                <text:list-item>
                  <text:p text:style-name="P28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xml"><text:span text:style-name="xml"/></text:p>
      <text:p text:style-name="xml"><text:span text:style-name="xml">div/p/</text:span></text:p>
      <text:p text:style-name="Standard"><text:span text:style-name="xmlc"><text:span text:style-name="T1"/></text:span></text:p>
      <text:list xml:id="list6420037628776863329" text:style-name="L13">
        <text:list-item>
          <text:p text:style-name="P29"><text:span text:style-name="xmlc"><text:span text:style-name="T1">&lt;note&gt; <text:s/></text:span></text:span>notes explicatives</text:p>
          <text:list>
            <text:list-item>
              <text:p text:style-name="P29"><text:span text:style-name="xmlc">@type</text:span> <text:span text:style-name="T1">[obligatoire] </text:span>pour préciser le type de notes</text:p>
              <text:list>
                <text:list-item>
                  <text:p text:style-name="P29">valeurs possibl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29"><text:span text:style-name="xmlc">@place <text:s/></text:span>pour spécifier la localisation de la note </text:p>
              <text:list>
                <text:list-item>
                  <text:p text:style-name="P29">valeurs possibles:</text:p>
                  <text:p text:style-name="P29">- <text:span text:style-name="xmlc">" below "</text:span> au-dessous de la ligne</text:p>
                  <text:p text:style-name="P29"><text:soft-page-break/>- <text:span text:style-name="xmlc">"bottom "</text:span> dans la marge inférieure</text:p>
                  <text:p text:style-name="P29">- <text:span text:style-name="xmlc">" margin "</text:span> dans la marge (gauche/droite/les deux)</text:p>
                  <text:p text:style-name="P29">- <text:span text:style-name="xmlc">" top "</text:span> dans la marge supérieure </text:p>
                  <text:p text:style-name="P29">- <text:span text:style-name="xmlc">" opposite "</text:span> sur la page opposée</text:p>
                  <text:p text:style-name="P29">- <text:span text:style-name="xmlc">"overleaf "</text:span> de l'autre côté de la feuille</text:p>
                  <text:p text:style-name="P29">- <text:span text:style-name="xmlc">"above "</text:span>au-dessus de la ligne </text:p>
                  <text:p text:style-name="P29">- <text:span text:style-name="xmlc">" end "</text:span> à la fin par exemple d'un chapitre ou d'un volume</text:p>
                  <text:p text:style-name="P29">- <text:span text:style-name="xmlc">"inline"</text:span> dans le corps du texte</text:p>
                  <text:p text:style-name="P29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7523268547599464344" text:style-name="L14">
        <text:list-item>
          <text:p text:style-name="P30"><text:span text:style-name="xmlc"><text:span text:style-name="T1">&lt;add&gt;</text:span></text:span><text:span text:style-name="T1"> [obligatoire] pour les ajouts ou annotations de l'auteur ou qui sont postérieures à la date de rédaction du document</text:span></text:p>
          <text:list>
            <text:list-item>
              <text:p text:style-name="P31"><text:span text:style-name="xmlc"><text:span text:style-name="T1">@type </text:span></text:span></text:p>
              <text:list>
                <text:list-item>
                  <text:p text:style-name="P30"><text:span text:style-name="T1">valeurs possibles</text:span>: <text:span text:style-name="xmlc">"posterior"| "author "</text:span></text:p>
                </text:list-item>
              </text:list>
            </text:list-item>
            <text:list-item>
              <text:p text:style-name="P30"><text:span text:style-name="xmlc">@place <text:s/></text:span>pour spécifier la localisation de la note </text:p>
              <text:list>
                <text:list-item>
                  <text:p text:style-name="P30">valeurs suggérées:</text:p>
                  <text:p text:style-name="P30">- <text:span text:style-name="xmlc">" below "</text:span> au-dessous de la ligne</text:p>
                  <text:p text:style-name="P30">- <text:span text:style-name="xmlc">"bottom "</text:span> dans la marge inférieure</text:p>
                  <text:p text:style-name="P30">- <text:span text:style-name="xmlc">" margin "</text:span> dans la marge (gauche/droite/les deux)</text:p>
                  <text:p text:style-name="P30">- <text:span text:style-name="xmlc">" top "</text:span> dans la marge supérieure </text:p>
                  <text:p text:style-name="P30">- <text:span text:style-name="xmlc">" opposite "</text:span> sur la page opposée</text:p>
                  <text:p text:style-name="P30">- <text:span text:style-name="xmlc">"overleaf "</text:span> de l'autre côté de la feuille</text:p>
                  <text:p text:style-name="P30">- <text:span text:style-name="xmlc">"above "</text:span>au-dessus de la ligne </text:p>
                  <text:p text:style-name="P30">- <text:span text:style-name="xmlc">" end "</text:span> à la fin par exemple d'un chapitre ou d'un volume</text:p>
                  <text:p text:style-name="P30">- <text:span text:style-name="xmlc">"inline"</text:span> dans le corps du texte</text:p>
                  <text:p text:style-name="P30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Formes graphiques</text:h>
      <text:p text:style-name="Text_20_body"><text:span text:style-name="xmlc"/></text:p>
      <text:p text:style-name="xml"><text:span text:style-name="xml">text/body/div/</text:span></text:p>
      <text:p text:style-name="xml"><text:span text:style-name="xml">div/p/</text:span></text:p>
      <text:p text:style-name="xml"><text:span text:style-name="xml"/></text:p>
      <text:p text:style-name="xml"><text:span text:style-name="xml"/></text:p>
      <text:list xml:id="list7332067816206195541" text:style-name="L15">
        <text:list-item>
          <text:p text:style-name="P32"><text:span text:style-name="xmlc">&lt;figure&gt; </text:span>pour baliser des éléments graphiques (dessins...)</text:p>
        </text:list-item>
      </text:list>
      <text:list xml:id="list3848635298858302519" text:style-name="L16">
        <text:list-item>
          <text:list>
            <text:list-item>
              <text:p text:style-name="P10"><text:span text:style-name="xmlc">&lt;graphic&gt;</text:span> pour l'url de l'image si disponible </text:p>
              <text:list>
                <text:list-item>
                  <text:p text:style-name="P33"><text:span text:style-name="xmlc">@url </text:span>[obligatoire]<text:span text:style-name="xmlc"> </text:span>pour renvoyer vers une image du dessin</text:p>
                </text:list-item>
              </text:list>
            </text:list-item>
            <text:list-item>
              <text:p text:style-name="P33"><text:span text:style-name="xmlc">&lt;figDesc&gt; </text:span><text:s/>pour décrire le dessin</text:p>
              <text:list>
                <text:list-item>
                  <text:p text:style-name="P33"><text:span text:style-name="xmlc">@facs</text:span> pour éventuellement relier la description à une image</text:p>
                </text:list-item>
              </text:list>
            </text:list-item>
          </text:list>
          <text:p text:style-name="P33"><text:span text:style-name="xmlc"/></text:p>
          <text:p text:style-name="P33"><text:span text:style-name="xmlc"/></text:p>
        </text:list-item>
        <text:list-item>
          <text:p text:style-name="P33"><text:span text:style-name="xmlc">&lt;formula&gt;</text:span> pour les formules mathématiques</text:p>
          <text:list>
            <text:list-item>
              <text:p text:style-name="P10"><text:span text:style-name="xmlc">@notation</text:span> pour préciser la notation scientifique </text:p>
            </text:list-item>
            <text:list-item>
              <text:p text:style-name="P33"><text:span text:style-name="xmlc">&lt;graphic&gt; <text:s/></text:span>pour relier les notes de musique à une image </text:p>
              <text:list>
                <text:list-item>
                  <text:p text:style-name="P33"><text:span text:style-name="xmlc">@url </text:span>[obligatoire]<text:span text:style-name="xmlc"> </text:span>pour renvoyer vers une image de la formule mathématique </text:p>
                </text:list-item>
              </text:list>
            </text:list-item>
          </text:list>
          <text:p text:style-name="P10"/>
        </text:list-item>
        <text:list-item>
          <text:p text:style-name="P10"><text:soft-page-break/><text:span text:style-name="xmlc">&lt;table&gt;</text:span> pour les tableaux </text:p>
          <text:list>
            <text:list-item>
              <text:p text:style-name="P10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/></text:p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list xml:id="list8741518545809436342" text:style-name="L17">
        <text:list-item>
          <text:p text:style-name="P11"><text:span text:style-name="xmlc">@role</text:span> pour le type d'information contenu dans une ligne</text:p>
        </text:list-item>
      </text:list>
      <text:p text:style-name="Text_20_body"><text:span text:style-name="xmlc">&lt;cell&gt;</text:span> pour une cellule d'un tableau</text:p>
      <text:list xml:id="list34347628" text:continue-numbering="true" text:style-name="L17">
        <text:list-item>
          <text:p text:style-name="P11"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34331193" text:continue-numbering="true" text:style-name="L17">
        <text:list-item>
          <text:p text:style-name="P11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4033485334482471690" text:style-name="L18">
        <text:list-item>
          <text:p text:style-name="P34"><text:span text:style-name="xmlc">&lt;graphic&gt; <text:s/></text:span>pour relier les notes de musique à une image </text:p>
        </text:list-item>
      </text:list>
      <text:list xml:id="list3294341082054448739" text:style-name="L19">
        <text:list-item>
          <text:list>
            <text:list-item>
              <text:p text:style-name="P35"><text:span text:style-name="xmlc">@url </text:span>[obligatoire]<text:span text:style-name="xmlc"> </text:span>pour renvoyer vers une image de ces notes de musiques</text:p>
            </text:list-item>
          </text:list>
        </text:list-item>
      </text:list>
      <text:p text:style-name="Standard"/>
      <text:list xml:id="list34333428" text:continue-numbering="true" text:style-name="L19">
        <text:list-item>
          <text:p text:style-name="P35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/>
      <text:h text:style-name="Heading_20_2" text:outline-level="2">balises de transcription/apparat critique </text:h>
      <text:p text:style-name="Text_20_body"/>
      <text:p text:style-name="Text_20_body"><text:span text:style-name="xmlc">div/p/</text:span></text:p>
      <text:p text:style-name="Text_20_body"><text:span text:style-name="xmlc">div/</text:span></text:p>
      <text:list xml:id="list3041086376325691463" text:style-name="L20">
        <text:list-item>
          <text:p text:style-name="P12"><text:span text:style-name="xmlc">&lt;lb&gt;</text:span> pour les sauts de ligne, pour faire une version diplomatique du texte</text:p>
        </text:list-item>
      </text:list>
      <text:p text:style-name="Text_20_body"/>
      <text:p text:style-name="Text_20_body"><text:span text:style-name="xmlc">div/p/</text:span></text:p>
      <text:list xml:id="list6114194060055318850" text:style-name="L21">
        <text:list-item>
          <text:p text:style-name="P36"><text:span text:style-name="xmlc">&lt;gap&gt;</text:span> <text:s/>pour une omission soit pour raisons éditoriales soit en raison de la dégradation du document</text:p>
          <text:list>
            <text:list-item>
              <text:p text:style-name="P36"><text:span text:style-name="xmlc">@unit</text:span> <text:s/>pour préciser la mesure </text:p>
              <text:list>
                <text:list-item>
                  <text:p text:style-name="P36">valeurs suggérées: <text:span text:style-name="xmlc">" cm " | " mm " | "line " </text:span>(ligne)<text:span text:style-name="xmlc"> | " char " </text:span>(caractères) | <text:span text:style-name="xmlc">" in "</text:span> (pouces)</text:p>
                </text:list-item>
              </text:list>
            </text:list-item>
            <text:list-item>
              <text:p text:style-name="P36"><text:span text:style-name="xmlc">@quantity</text:span> spécifie la quantité</text:p>
            </text:list-item>
            <text:list-item>
              <text:p text:style-name="P36"><text:span text:style-name="xmlc">@reason</text:span> donne la raison de l'omission</text:p>
              <text:list>
                <text:list-item>
                  <text:p text:style-name="P36">valeurs possibles: <text:span text:style-name="xmlc">" cancelled "</text:span> (râturé, biffé) | <text:span text:style-name="xmlc">" deleted "</text:span> (supprimé) | 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</text:list-item>
              </text:list>
            </text:list-item>
          </text:list>
        </text:list-item>
      </text:list>
      <text:p text:style-name="Standard"/>
      <text:p text:style-name="Text_20_body"/>
      <text:p text:style-name="Text_20_body"/>
      <text:list xml:id="list34350228" text:continue-list="list3041086376325691463" text:style-name="L20">
        <text:list-item>
          <text:p text:style-name="P37"><text:soft-page-break/><text:span text:style-name="xmlc">&lt;unclear&gt;</text:span> <text:s/>contient un mot, une expression ou bien un passage qui ne peut être transcrit avec certitude parce qu'il est illisible ou inaudible dans la source</text:p>
          <text:list>
            <text:list-item>
              <text:p text:style-name="P37"><text:span text:style-name="xmlc">@reason</text:span></text:p>
              <text:list>
                <text:list-item>
                  <text:p text:style-name="P37">valeurs suggérées 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</text:list>
        </text:list-item>
      </text:list>
      <text:p text:style-name="Standard"/>
      <text:p text:style-name="P5"/>
      <text:list xml:id="list34336686" text:continue-numbering="true" text:style-name="L20">
        <text:list-item>
          <text:p text:style-name="P37"><text:span text:style-name="xmlc">&lt;supplied&gt; </text:span>pour encoder du texte restitué par l'auteur de la transcription ou l'éditeur</text:p>
          <text:list>
            <text:list-item>
              <text:p text:style-name="P37"><text:span text:style-name="xmlc">@resp</text:span> <text:s/>indique l'éditeur ou transcripteur responsable de l'intervention ou de l'interprétation</text:p>
            </text:list-item>
            <text:list-item>
              <text:p text:style-name="P37"><text:span text:style-name="xmlc">@reason</text:span> <text:s/>donne la raison de la restitution du texte </text:p>
            </text:list-item>
          </text:list>
        </text:list-item>
      </text:list>
      <text:p text:style-name="Standard"/>
      <text:p text:style-name="Standard"/>
      <text:list xml:id="list34354217" text:continue-numbering="true" text:style-name="L20">
        <text:list-item>
          <text:p text:style-name="P37"><text:span text:style-name="xmlc">&lt;del&gt;</text:span> pour les mots raturés ou barrés</text:p>
        </text:list-item>
      </text:list>
      <text:p text:style-name="Standard"/>
      <text:p text:style-name="Standard"><text:s/></text:p>
      <text:p text:style-name="Standard"/>
      <text:list xml:id="list34354273" text:continue-numbering="true" text:style-name="L20">
        <text:list-item>
          <text:p text:style-name="P37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types d'interventions <text:span text:style-name="xmlc">choice/</text:span> :</text:p>
      <text:p text:style-name="Standard"/>
      <text:p text:style-name="Standard"><text:span text:style-name="xmlc">choice/</text:span></text:p>
      <text:p text:style-name="Standard"/>
      <text:h text:style-name="Heading_20_3" text:outline-level="3">abréviation</text:h>
      <text:p text:style-name="Standard"/>
      <text:list xml:id="list2786339513733098053" text:style-name="L22">
        <text:list-item>
          <text:p text:style-name="P38"><text:span text:style-name="xmlc">&lt;abbr&gt;</text:span> pour la partie sous forme d'abréviation</text:p>
        </text:list-item>
        <text:list-item>
          <text:p text:style-name="P38"><text:span text:style-name="xmlc">&lt;expan&gt;</text:span> pour le contenu de l'abréviation </text:p>
          <text:list>
            <text:list-item>
              <text:p text:style-name="P38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>[les trois obligatoires]</text:p>
      <text:p text:style-name="Standard"/>
      <text:h text:style-name="Heading_20_3" text:outline-level="3">correction</text:h>
      <text:p text:style-name="Standard"/>
      <text:list xml:id="list5594595419394504809" text:style-name="L23">
        <text:list-item>
          <text:p text:style-name="P39"><text:span text:style-name="xmlc">&lt;sic&gt;</text:span> texte reproduit même si apparemment incorrect</text:p>
        </text:list-item>
        <text:list-item>
          <text:p text:style-name="P39"><text:span text:style-name="xmlc">&lt;corr&gt;</text:span> forme correcte du passage apparemment erroné</text:p>
        </text:list-item>
      </text:list>
      <text:p text:style-name="Standard"/>
      <text:p text:style-name="Standard">[les deux obligatoires]</text:p>
      <text:h text:style-name="Heading_20_3" text:outline-level="3">régularisation</text:h>
      <text:p text:style-name="Standard"/>
      <text:list xml:id="list4115701848754346166" text:style-name="L24">
        <text:list-item>
          <text:p text:style-name="P40"><text:span text:style-name="xmlc">&lt;orig&gt;</text:span> partie qui n'est pas régularisée ou normalisée</text:p>
        </text:list-item>
        <text:list-item>
          <text:p text:style-name="P40"><text:span text:style-name="xmlc">&lt;reg&gt;</text:span> texte qui a été régularisé (majuscules, ponctuations impropres...)</text:p>
        </text:list-item>
      </text:list>
      <text:p text:style-name="Standard"/>
      <text:p text:style-name="Standard">[les deux obligatoires]</text:p>
      <text:p text:style-name="Standard"/>
      <text:h text:style-name="Heading_20_2" text:outline-level="2"><text:soft-page-break/><text:span text:style-name="T1">Autres </text:span>balises corps de texte</text:h>
      <text:p text:style-name="Text_20_body"/>
      <text:p text:style-name="Standard"><text:span text:style-name="xmlc">div/</text:span></text:p>
      <text:p text:style-name="Standard"><text:span text:style-name="xmlc">div/p/</text:span></text:p>
      <text:p text:style-name="Standard"><text:span text:style-name="xmlc"/></text:p>
      <text:list xml:id="list6425102815218120254" text:style-name="L25">
        <text:list-item>
          <text:p text:style-name="P41"><text:span text:style-name="xmlc">&lt;pb&gt; <text:s/></text:span>pour dénombrer et délimiter les pages, et mettre une image en confrontation avec la version de lecture/ou de transcription </text:p>
          <text:list>
            <text:list-item>
              <text:p text:style-name="P41"><text:span text:style-name="xmlc">@xml:id </text:span></text:p>
            </text:list-item>
            <text:list-item>
              <text:p text:style-name="P41"><text:span text:style-name="xmlc">@n</text:span> pour le numéro de page </text:p>
            </text:list-item>
            <text:list-item>
              <text:p text:style-name="P41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p text:style-name="Standard"><text:span text:style-name="xmlc">div/</text:span></text:p>
      <text:list xml:id="list8861411070404099491" text:style-name="L26">
        <text:list-item>
          <text:p text:style-name="P16"><text:span text:style-name="xmlc">&lt;head&gt;</text:span> <text:s/>pour un titre intégré dans le contenu d'une lettre par l'auteur</text:p>
          <text:list>
            <text:list-item>
              <text:p text:style-name="P16"><text:span text:style-name="xmlc">@type</text:span></text:p>
              <text:list>
                <text:list-item>
                  <text:p text:style-name="P16">valeur possibles:</text:p>
                  <text:p text:style-name="P42">- <text:span text:style-name="xmlc">"object"</text:span> <text:s/>pour baliser l'objet d'une lettre, " objet : rendez-vous... "</text:p>
                  <text:p text:style-name="P16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><text:span text:style-name="xmlc">div/p/</text:span></text:p>
      <text:p text:style-name="Standard"><text:span text:style-name="xmlc"/></text:p>
      <text:list xml:id="list34328052" text:continue-list="list7523268547599464344" text:style-name="L14">
        <text:list-item>
          <text:p text:style-name="P30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/></text:p>
      <text:p text:style-name="Standard"><text:span text:style-name="xmlc">cit/</text:span></text:p>
      <text:p text:style-name="Standard"><text:span text:style-name="xmlc"/></text:p>
      <text:list xml:id="list1882819880185552147" text:style-name="L27">
        <text:list-item>
          <text:p text:style-name="P43"><text:span text:style-name="xmlc">&lt;quote&gt;</text:span> [obligatoire] pour le texte de la citation</text:p>
        </text:list-item>
        <text:list-item>
          <text:p text:style-name="P43"><text:span text:style-name="xmlc">&lt;bibl&gt;</text:span> pour préciser la référence de la citation</text:p>
          <text:list>
            <text:list-item>
              <text:p text:style-name="P43"><text:span text:style-name="xmlc">@source </text:span>pour une référence externe vers l’œuvre dont est tirée la citation</text:p>
            </text:list-item>
            <text:list-item>
              <text:p text:style-name="P43"><text:span text:style-name="xmlc">@xml:id</text:span></text:p>
            </text:list-item>
          </text:list>
        </text:list-item>
      </text:list>
      <text:p text:style-name="Standard"><text:span text:style-name="xmlc"/></text:p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/>
      <text:p text:style-name="Standard"/>
      <text:list xml:id="list5160760084793161476" text:style-name="L28">
        <text:list-item>
          <text:p text:style-name="P44"><text:span text:style-name="xmlc">&lt;hi&gt;</text:span> <text:s/>pour baliser un mot ou une expression qui se distinguent graphiquement dans le texte</text:p>
          <text:list>
            <text:list-item>
              <text:p text:style-name="P44"><text:span text:style-name="xmlc">@rend</text:span> indique comment l'élément en question a été rendu ou présenté dans le texte </text:p>
              <text:list>
                <text:list-item>
                  <text:p text:style-name="P44">valeurs suggérées : (u, uc, i, g?) à définir pas de recommandations TEI P5 on dirait 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4334973" text:continue-numbering="true" text:style-name="L28">
        <text:list-item>
          <text:p text:style-name="P44"><text:span text:style-name="xmlc">&lt;list&gt;</text:span> pour baliser une liste</text:p>
          <text:list>
            <text:list-item>
              <text:p text:style-name="P44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6779137057290265349" text:style-name="L29">
        <text:list-header>
          <text:p text:style-name="P45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8-30T14:13:16.13</dc:date>
    <dc:creator>Luc N</dc:creator>
    <meta:editing-duration>P2DT38M15S</meta:editing-duration>
    <meta:editing-cycles>154</meta:editing-cycles>
    <meta:generator>OpenOffice/4.1.3$Win32 OpenOffice.org_project/413m1$Build-9783</meta:generator>
    <meta:document-statistic meta:table-count="0" meta:image-count="0" meta:object-count="0" meta:page-count="8" meta:paragraph-count="206" meta:word-count="1718" meta:character-count="10083"/>
  </office:meta>
</office:document-meta>
</file>